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rStreamingTransportHandler.createSession( String sessionId , WebSocketHandler 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StreamingTransportHandler.checkSessionType( SockJs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StreamingTransportHandler.getTrans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StreamingTransportHand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StreamingTransportHandler.getFrameFormat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StreamingSockJsSession.XhrStreamingSockJsSession( String session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StreamingSockJsSession.getPrelude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